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tratified" draw:style-name="gr1" draw:text-style-name="P1" svg:width="678.05pt" svg:height="255.09pt" svg:x="204.69pt" svg:y="13.18pt">
            <draw:object draw:notify-on-update-of-ranges="Sheet1.R4:Sheet1.R43 Sheet1.S4:Sheet1.S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3.46pt" svg:height="254.78pt" svg:x="198.65pt" svg:y="302.34pt">
            <draw:object draw:notify-on-update-of-ranges="Sheet1.P5:Sheet1.P43 Sheet1.Q5:Sheet1.Q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82.89pt" svg:height="255.09pt" svg:x="196.21pt" svg:y="591pt">
            <draw:object draw:notify-on-update-of-ranges="Sheet1.A4:Sheet1.A42 Sheet1.B4:Sheet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82.89pt" svg:height="255.09pt" svg:x="195.62pt" svg:y="881.4pt">
            <draw:object draw:notify-on-update-of-ranges="Sheet1.A4:Sheet1.A42 Sheet1.B4:Sheet1.B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4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.70155E-032" calcext:value-type="float">
            <text:p>9.70E-32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.95754E-033" calcext:value-type="float">
            <text:p>5.96E-33</text:p>
          </table:table-cell>
          <table:table-cell/>
          <table:table-cell table:style-name="Default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1" calcext:value-type="float">
            <text:p>1</text:p>
          </table:table-cell>
          <table:table-cell office:value-type="float" office:value="0.0144618" calcext:value-type="float">
            <text:p>0.0144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.61881E-031" calcext:value-type="float">
            <text:p>1.62E-31</text:p>
          </table:table-cell>
          <table:table-cell/>
          <table:table-cell table:style-name="Default" table:number-columns-repeated="2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.00007" calcext:value-type="float">
            <text:p>1.00007</text:p>
          </table:table-cell>
          <table:table-cell office:value-type="float" office:value="2" calcext:value-type="float">
            <text:p>2</text:p>
          </table:table-cell>
          <table:table-cell office:value-type="float" office:value="0.0571529" calcext:value-type="float">
            <text:p>0.0571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.2173E-033" calcext:value-type="float">
            <text:p>8.22E-3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0.996695" calcext:value-type="float">
            <text:p>0.996695</text:p>
          </table:table-cell>
          <table:table-cell office:value-type="float" office:value="3" calcext:value-type="float">
            <text:p>3</text:p>
          </table:table-cell>
          <table:table-cell office:value-type="float" office:value="0.125256" calcext:value-type="float">
            <text:p>0.125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.68637E-031" calcext:value-type="float">
            <text:p>5.69E-3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.00686" calcext:value-type="float">
            <text:p>1.00686</text:p>
          </table:table-cell>
          <table:table-cell office:value-type="float" office:value="4" calcext:value-type="float">
            <text:p>4</text:p>
          </table:table-cell>
          <table:table-cell office:value-type="float" office:value="0.213132" calcext:value-type="float">
            <text:p>0.213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.71057E-031" calcext:value-type="float">
            <text:p>4.71E-3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.00191" calcext:value-type="float">
            <text:p>1.00191</text:p>
          </table:table-cell>
          <table:table-cell office:value-type="float" office:value="5" calcext:value-type="float">
            <text:p>5</text:p>
          </table:table-cell>
          <table:table-cell office:value-type="float" office:value="0.316198" calcext:value-type="float">
            <text:p>0.316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.26222E-030" calcext:value-type="float">
            <text:p>2.26E-3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0.999579" calcext:value-type="float">
            <text:p>0.999579</text:p>
          </table:table-cell>
          <table:table-cell office:value-type="float" office:value="6" calcext:value-type="float">
            <text:p>6</text:p>
          </table:table-cell>
          <table:table-cell office:value-type="float" office:value="0.426765" calcext:value-type="float">
            <text:p>0.42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.66447E-030" calcext:value-type="float">
            <text:p>1.66E-3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0.998183" calcext:value-type="float">
            <text:p>0.998183</text:p>
          </table:table-cell>
          <table:table-cell office:value-type="float" office:value="7" calcext:value-type="float">
            <text:p>7</text:p>
          </table:table-cell>
          <table:table-cell office:value-type="float" office:value="0.543586" calcext:value-type="float">
            <text:p>0.543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81541E-030" calcext:value-type="float">
            <text:p>1.82E-30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.00392" calcext:value-type="float">
            <text:p>1.00392</text:p>
          </table:table-cell>
          <table:table-cell office:value-type="float" office:value="8" calcext:value-type="float">
            <text:p>8</text:p>
          </table:table-cell>
          <table:table-cell office:value-type="float" office:value="0.64903" calcext:value-type="float">
            <text:p>0.64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.31153E-030" calcext:value-type="float">
            <text:p>2.31E-3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0.999162" calcext:value-type="float">
            <text:p>0.999162</text:p>
          </table:table-cell>
          <table:table-cell office:value-type="float" office:value="9" calcext:value-type="float">
            <text:p>9</text:p>
          </table:table-cell>
          <table:table-cell office:value-type="float" office:value="0.744271" calcext:value-type="float">
            <text:p>0.74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5.38069E-030" calcext:value-type="float">
            <text:p>5.38E-3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10" calcext:value-type="float">
            <text:p>10</text:p>
          </table:table-cell>
          <table:table-cell office:value-type="float" office:value="0.829716" calcext:value-type="float">
            <text:p>0.8297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.89002E-030" calcext:value-type="float">
            <text:p>2.89E-30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.00409" calcext:value-type="float">
            <text:p>1.00409</text:p>
          </table:table-cell>
          <table:table-cell office:value-type="float" office:value="11" calcext:value-type="float">
            <text:p>11</text:p>
          </table:table-cell>
          <table:table-cell office:value-type="float" office:value="0.896993" calcext:value-type="float">
            <text:p>0.8969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.63118E-030" calcext:value-type="float">
            <text:p>2.63E-30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0.998766" calcext:value-type="float">
            <text:p>0.998766</text:p>
          </table:table-cell>
          <table:table-cell office:value-type="float" office:value="12" calcext:value-type="float">
            <text:p>12</text:p>
          </table:table-cell>
          <table:table-cell office:value-type="float" office:value="0.94521" calcext:value-type="float">
            <text:p>0.94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.16084E-029" calcext:value-type="float">
            <text:p>2.16E-29</text:p>
          </table:table-cell>
          <table:table-cell table:number-columns-repeated="2"/>
          <table:table-cell table:style-name="ce3"/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.00108" calcext:value-type="float">
            <text:p>1.00108</text:p>
          </table:table-cell>
          <table:table-cell office:value-type="float" office:value="13" calcext:value-type="float">
            <text:p>13</text:p>
          </table:table-cell>
          <table:table-cell office:value-type="float" office:value="0.976565" calcext:value-type="float">
            <text:p>0.97656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.0008" calcext:value-type="float">
            <text:p>1.0008</text:p>
          </table:table-cell>
          <table:table-cell office:value-type="float" office:value="14" calcext:value-type="float">
            <text:p>14</text:p>
          </table:table-cell>
          <table:table-cell office:value-type="float" office:value="0.995163" calcext:value-type="float">
            <text:p>0.995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.09415E-029" calcext:value-type="float">
            <text:p>1.09E-29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0.996925" calcext:value-type="float">
            <text:p>0.996925</text:p>
          </table:table-cell>
          <table:table-cell office:value-type="float" office:value="15" calcext:value-type="float">
            <text:p>15</text:p>
          </table:table-cell>
          <table:table-cell office:value-type="float" office:value="0.999936" calcext:value-type="float">
            <text:p>0.999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.36087E-029" calcext:value-type="float">
            <text:p>1.36E-2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16" calcext:value-type="float">
            <text:p>16</text:p>
          </table:table-cell>
          <table:table-cell office:value-type="float" office:value="0.993884" calcext:value-type="float">
            <text:p>0.9938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.08879E-029" calcext:value-type="float">
            <text:p>1.09E-2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.00323" calcext:value-type="float">
            <text:p>1.00323</text:p>
          </table:table-cell>
          <table:table-cell office:value-type="float" office:value="17" calcext:value-type="float">
            <text:p>17</text:p>
          </table:table-cell>
          <table:table-cell office:value-type="float" office:value="0.986449" calcext:value-type="float">
            <text:p>0.9864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6.44894E-030" calcext:value-type="float">
            <text:p>6.45E-30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0.995084" calcext:value-type="float">
            <text:p>0.995084</text:p>
          </table:table-cell>
          <table:table-cell office:value-type="float" office:value="18" calcext:value-type="float">
            <text:p>18</text:p>
          </table:table-cell>
          <table:table-cell office:value-type="float" office:value="0.975428" calcext:value-type="float">
            <text:p>0.975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9.42114E-030" calcext:value-type="float">
            <text:p>9.42E-30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0.997937" calcext:value-type="float">
            <text:p>0.997937</text:p>
          </table:table-cell>
          <table:table-cell office:value-type="float" office:value="19" calcext:value-type="float">
            <text:p>19</text:p>
          </table:table-cell>
          <table:table-cell office:value-type="float" office:value="0.959359" calcext:value-type="float">
            <text:p>0.9593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4.20958E-029" calcext:value-type="float">
            <text:p>4.21E-29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0.997166" calcext:value-type="float">
            <text:p>0.997166</text:p>
          </table:table-cell>
          <table:table-cell office:value-type="float" office:value="20" calcext:value-type="float">
            <text:p>20</text:p>
          </table:table-cell>
          <table:table-cell office:value-type="float" office:value="0.957441" calcext:value-type="float">
            <text:p>0.957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.16025E-029" calcext:value-type="float">
            <text:p>1.16E-29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office:value-type="float" office:value="1.00323" calcext:value-type="float">
            <text:p>1.00323</text:p>
          </table:table-cell>
          <table:table-cell office:value-type="float" office:value="21" calcext:value-type="float">
            <text:p>21</text:p>
          </table:table-cell>
          <table:table-cell office:value-type="float" office:value="0.954902" calcext:value-type="float">
            <text:p>0.9549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.69138E-030" calcext:value-type="float">
            <text:p>2.69E-30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office:value-type="float" office:value="1.00497" calcext:value-type="float">
            <text:p>1.00497</text:p>
          </table:table-cell>
          <table:table-cell office:value-type="float" office:value="22" calcext:value-type="float">
            <text:p>22</text:p>
          </table:table-cell>
          <table:table-cell office:value-type="float" office:value="0.951486" calcext:value-type="float">
            <text:p>0.951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7.14515E-030" calcext:value-type="float">
            <text:p>7.15E-30</text:p>
          </table:table-cell>
          <table:table-cell table:number-columns-repeated="2"/>
          <table:table-cell table:style-name="ce3"/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0.99626" calcext:value-type="float">
            <text:p>0.99626</text:p>
          </table:table-cell>
          <table:table-cell office:value-type="float" office:value="23" calcext:value-type="float">
            <text:p>23</text:p>
          </table:table-cell>
          <table:table-cell office:value-type="float" office:value="0.95624" calcext:value-type="float">
            <text:p>0.956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4.03059E-030" calcext:value-type="float">
            <text:p>4.03E-30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0.996965" calcext:value-type="float">
            <text:p>0.996965</text:p>
          </table:table-cell>
          <table:table-cell office:value-type="float" office:value="24" calcext:value-type="float">
            <text:p>24</text:p>
          </table:table-cell>
          <table:table-cell office:value-type="float" office:value="0.968731" calcext:value-type="float">
            <text:p>0.9687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.98781E-029" calcext:value-type="float">
            <text:p>2.99E-29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office:value-type="float" office:value="0.998836" calcext:value-type="float">
            <text:p>0.998836</text:p>
          </table:table-cell>
          <table:table-cell office:value-type="float" office:value="25" calcext:value-type="float">
            <text:p>25</text:p>
          </table:table-cell>
          <table:table-cell office:value-type="float" office:value="0.970926" calcext:value-type="float">
            <text:p>0.9709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3.78818E-029" calcext:value-type="float">
            <text:p>3.79E-29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26" calcext:value-type="float">
            <text:p>26</text:p>
          </table:table-cell>
          <table:table-cell office:value-type="float" office:value="0.981891" calcext:value-type="float">
            <text:p>0.9818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7.37297E-029" calcext:value-type="float">
            <text:p>7.37E-29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27" calcext:value-type="float">
            <text:p>27</text:p>
          </table:table-cell>
          <table:table-cell office:value-type="float" office:value="0.994543" calcext:value-type="float">
            <text:p>0.9945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2.30925E-029" calcext:value-type="float">
            <text:p>2.31E-29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office:value-type="float" office:value="0.993698" calcext:value-type="float">
            <text:p>0.993698</text:p>
          </table:table-cell>
          <table:table-cell office:value-type="float" office:value="28" calcext:value-type="float">
            <text:p>28</text:p>
          </table:table-cell>
          <table:table-cell office:value-type="float" office:value="0.994121" calcext:value-type="float">
            <text:p>0.9941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0.989387" calcext:value-type="float">
            <text:p>0.989387</text:p>
          </table:table-cell>
          <table:table-cell office:value-type="float" office:value="29" calcext:value-type="float">
            <text:p>29</text:p>
          </table:table-cell>
          <table:table-cell office:value-type="float" office:value="1.00125" calcext:value-type="float">
            <text:p>1.00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.64155E-028" calcext:value-type="float">
            <text:p>1.64E-28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office:value-type="float" office:value="0.995909" calcext:value-type="float">
            <text:p>0.995909</text:p>
          </table:table-cell>
          <table:table-cell office:value-type="float" office:value="30" calcext:value-type="float">
            <text:p>30</text:p>
          </table:table-cell>
          <table:table-cell office:value-type="float" office:value="1.00007" calcext:value-type="float">
            <text:p>1.00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.85464E-030" calcext:value-type="float">
            <text:p>1.85E-30</text:p>
          </table:table-cell>
          <table:table-cell table:number-columns-repeated="13"/>
          <table:table-cell office:value-type="float" office:value="31" calcext:value-type="float">
            <text:p>31</text:p>
          </table:table-cell>
          <table:table-cell office:value-type="float" office:value="1.00151" calcext:value-type="float">
            <text:p>1.00151</text:p>
          </table:table-cell>
          <table:table-cell office:value-type="float" office:value="31" calcext:value-type="float">
            <text:p>31</text:p>
          </table:table-cell>
          <table:table-cell office:value-type="float" office:value="0.994451" calcext:value-type="float">
            <text:p>0.9944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2.20947E-029" calcext:value-type="float">
            <text:p>2.21E-29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32" calcext:value-type="float">
            <text:p>32</text:p>
          </table:table-cell>
          <table:table-cell office:value-type="float" office:value="1.00098" calcext:value-type="float">
            <text:p>1.000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.87239E-029" calcext:value-type="float">
            <text:p>1.87E-29</text:p>
          </table:table-cell>
          <table:table-cell table:number-columns-repeated="2"/>
          <table:table-cell table:style-name="ce3"/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1.00345" calcext:value-type="float">
            <text:p>1.00345</text:p>
          </table:table-cell>
          <table:table-cell office:value-type="float" office:value="33" calcext:value-type="float">
            <text:p>33</text:p>
          </table:table-cell>
          <table:table-cell office:value-type="float" office:value="0.991133" calcext:value-type="float">
            <text:p>0.9911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7.00771E-029" calcext:value-type="float">
            <text:p>7.01E-29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.00361" calcext:value-type="float">
            <text:p>1.00361</text:p>
          </table:table-cell>
          <table:table-cell office:value-type="float" office:value="34" calcext:value-type="float">
            <text:p>34</text:p>
          </table:table-cell>
          <table:table-cell office:value-type="float" office:value="0.986444" calcext:value-type="float">
            <text:p>0.986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3.03171E-029" calcext:value-type="float">
            <text:p>3.03E-29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35" calcext:value-type="float">
            <text:p>35</text:p>
          </table:table-cell>
          <table:table-cell office:value-type="float" office:value="0.984145" calcext:value-type="float">
            <text:p>0.9841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2.4083E-029" calcext:value-type="float">
            <text:p>2.41E-29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.00712" calcext:value-type="float">
            <text:p>1.00712</text:p>
          </table:table-cell>
          <table:table-cell office:value-type="float" office:value="36" calcext:value-type="float">
            <text:p>36</text:p>
          </table:table-cell>
          <table:table-cell office:value-type="float" office:value="0.982661" calcext:value-type="float">
            <text:p>0.9826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7.05484E-029" calcext:value-type="float">
            <text:p>7.05E-29</text:p>
          </table:table-cell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.00473" calcext:value-type="float">
            <text:p>1.00473</text:p>
          </table:table-cell>
          <table:table-cell office:value-type="float" office:value="37" calcext:value-type="float">
            <text:p>37</text:p>
          </table:table-cell>
          <table:table-cell office:value-type="float" office:value="0.984103" calcext:value-type="float">
            <text:p>0.9841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.38924E-029" calcext:value-type="float">
            <text:p>1.39E-29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.00765" calcext:value-type="float">
            <text:p>1.00765</text:p>
          </table:table-cell>
          <table:table-cell office:value-type="float" office:value="38" calcext:value-type="float">
            <text:p>38</text:p>
          </table:table-cell>
          <table:table-cell office:value-type="float" office:value="0.979207" calcext:value-type="float">
            <text:p>0.979207</text:p>
          </table:table-cell>
        </table:table-row>
        <table:table-row table:style-name="ro1"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0.99061" calcext:value-type="float">
            <text:p>9.91E-01</text:p>
          </table:table-cell>
        </table:table-row>
        <table:table-row table:style-name="ro1" table:number-rows-repeated="3">
          <table:table-cell table:number-columns-repeated="18"/>
          <table:table-cell table:style-name="ce5"/>
        </table:table-row>
        <table:table-row table:style-name="ro1">
          <table:table-cell table:number-columns-repeated="4"/>
          <table:table-cell table:style-name="ce3"/>
          <table:table-cell table:number-columns-repeated="13"/>
          <table:table-cell table:style-name="ce5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3"/>
          <table:table-cell table:style-name="ce5"/>
        </table:table-row>
        <table:table-row table:style-name="ro1"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table:number-columns-repeated="4"/>
          <table:table-cell table:style-name="ce3"/>
          <table:table-cell table:number-columns-repeated="13"/>
          <table:table-cell table:style-name="ce5"/>
        </table:table-row>
        <table:table-row table:style-name="ro1">
          <table:table-cell table:number-columns-repeated="4"/>
          <table:table-cell table:style-name="ce3"/>
          <table:table-cell table:number-columns-repeated="13"/>
          <table:table-cell table:style-name="ce1"/>
        </table:table-row>
        <table:table-row table:style-name="ro1">
          <table:table-cell table:number-columns-repeated="4"/>
          <table:table-cell table:style-name="ce4"/>
          <table:table-cell table:number-columns-repeated="14"/>
        </table:table-row>
        <table:table-row table:style-name="ro1">
          <table:table-cell table:number-columns-repeated="18"/>
          <table:table-cell table:style-name="ce5"/>
        </table:table-row>
        <table:table-row table:style-name="ro1">
          <table:table-cell table:number-columns-repeated="4"/>
          <table:table-cell table:style-name="ce3"/>
          <table:table-cell table:number-columns-repeated="13"/>
          <table:table-cell table:style-name="ce5"/>
        </table:table-row>
        <table:table-row table:style-name="ro1"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"/>
          <table:table-cell table:number-columns-repeated="13"/>
          <table:table-cell table:style-name="ce5"/>
        </table:table-row>
        <table:table-row table:style-name="ro1">
          <table:table-cell table:number-columns-repeated="4"/>
          <table:table-cell table:style-name="ce4"/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3"/>
          <table:table-cell table:number-columns-repeated="14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8"/>
          <table:table-cell table:style-name="ce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table:style-name="ce3"/>
          <table:table-cell table:number-columns-repeated="14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8"/>
          <table:table-cell table:style-name="ce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3"/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16:03:11.796000000</meta:creation-date>
    <dc:date>2021-06-17T07:41:13.323000000</dc:date>
    <meta:editing-duration>PT4M55S</meta:editing-duration>
    <meta:editing-cycles>1</meta:editing-cycles>
    <meta:document-statistic meta:table-count="1" meta:cell-count="234" meta:object-count="4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21cm" svg:height="9cm" xlink:href=".." xlink:type="simple" chart:class="chart:scatter" chart:style-name="ch1">
        <chart:title svg:x="10.967cm" svg:y="0.316cm" chart:style-name="ch2">
          <text:p>Stratified</text:p>
        </chart:title>
        <chart:legend chart:legend-position="end" svg:x="21.032cm" svg:y="4.198cm" style:legend-expansion="high" chart:style-name="ch3"/>
        <chart:plot-area chart:style-name="ch4" table:cell-range-address="Sheet1.R4:Sheet1.S43" svg:x="0.478cm" svg:y="1.301cm" svg:width="20.076cm" svg:height="7.519cm">
          <chartooo:coordinate-region svg:x="1.216cm" svg:y="1.504cm" svg:width="19.146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3" chart:class="chart:scatter">
            <chart:domain table:cell-range-address="Sheet1.R4:Sheet1.R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R4:Sheet1.R43</svg:desc>
                </draw:g>
              </table:table-cell>
              <table:table-cell office:value-type="float" office:value="NaN">
                <text:p>NaN</text:p>
                <draw:g>
                  <svg:desc>Sheet1.S4:Sheet1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4618">
                <text:p>0.0144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71529">
                <text:p>0.0571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5256">
                <text:p>0.125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13132">
                <text:p>0.213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6198">
                <text:p>0.316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26765">
                <text:p>0.426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43586">
                <text:p>0.543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4903">
                <text:p>0.64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44271">
                <text:p>0.744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29716">
                <text:p>0.829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96993">
                <text:p>0.896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4521">
                <text:p>0.94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76565">
                <text:p>0.976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95163">
                <text:p>0.995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99936">
                <text:p>0.999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3884">
                <text:p>0.993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86449">
                <text:p>0.986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75428">
                <text:p>0.975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59359">
                <text:p>0.959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57441">
                <text:p>0.957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54902">
                <text:p>0.954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51486">
                <text:p>0.95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5624">
                <text:p>0.95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68731">
                <text:p>0.968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70926">
                <text:p>0.970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81891">
                <text:p>0.981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94543">
                <text:p>0.994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94121">
                <text:p>0.994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00125">
                <text:p>1.00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00007">
                <text:p>1.00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94451">
                <text:p>0.994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00098">
                <text:p>1.000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91133">
                <text:p>0.991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86444">
                <text:p>0.986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84145">
                <text:p>0.984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82661">
                <text:p>0.9826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84103">
                <text:p>0.984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79207">
                <text:p>0.979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061">
                <text:p>0.99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12cm" svg:height="8.989cm" xlink:href=".." xlink:type="simple" chart:class="chart:scatter" chart:style-name="ch1">
        <chart:title svg:x="10.174cm" svg:y="0.315cm" chart:style-name="ch2">
          <text:p>Pure Monte Carlo</text:p>
        </chart:title>
        <chart:legend chart:legend-position="end" svg:x="21.18cm" svg:y="4.192cm" style:legend-expansion="high" chart:style-name="ch3"/>
        <chart:plot-area chart:style-name="ch4" table:cell-range-address="Sheet1.P5:Sheet1.Q43" svg:x="0.482cm" svg:y="1.299cm" svg:width="20.216cm" svg:height="7.511cm">
          <chartooo:coordinate-region svg:x="1.22cm" svg:y="1.502cm" svg:width="19.286cm" svg:height="6.6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Q5:Sheet1.Q43" chart:class="chart:scatter">
            <chart:domain table:cell-range-address="Sheet1.P5:Sheet1.P43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5:Sheet1.P43</svg:desc>
                </draw:g>
              </table:table-cell>
              <table:table-cell office:value-type="float" office:value="0.999936">
                <text:p>0.999936</text:p>
                <draw:g>
                  <svg:desc>Sheet1.Q5:Sheet1.Q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0007">
                <text:p>1.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6695">
                <text:p>0.996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0686">
                <text:p>1.00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0191">
                <text:p>1.00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9579">
                <text:p>0.999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8183">
                <text:p>0.998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0392">
                <text:p>1.00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9162">
                <text:p>0.999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9438">
                <text:p>0.999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0409">
                <text:p>1.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98766">
                <text:p>0.998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0108">
                <text:p>1.00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008">
                <text:p>1.0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96925">
                <text:p>0.996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0088">
                <text:p>1.00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00323">
                <text:p>1.00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5084">
                <text:p>0.995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97937">
                <text:p>0.997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7166">
                <text:p>0.997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0323">
                <text:p>1.00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00497">
                <text:p>1.00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9626">
                <text:p>0.99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6965">
                <text:p>0.996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98836">
                <text:p>0.998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00072">
                <text:p>1.00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00053">
                <text:p>1.00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3698">
                <text:p>0.993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89387">
                <text:p>0.989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95909">
                <text:p>0.995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0151">
                <text:p>1.00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0013">
                <text:p>1.00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0345">
                <text:p>1.00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0361">
                <text:p>1.00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0046">
                <text:p>1.00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0712">
                <text:p>1.00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00473">
                <text:p>1.00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0765">
                <text:p>1.00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98292">
                <text:p>0.998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92cm" svg:height="9cm" xlink:href=".." xlink:type="simple" chart:class="chart:scatter" chart:style-name="ch1">
        <chart:title svg:x="11.158cm" svg:y="0.316cm" chart:style-name="ch2">
          <text:p>Uniform</text:p>
        </chart:title>
        <chart:legend chart:legend-position="end" svg:x="21.203cm" svg:y="4.198cm" style:legend-expansion="high" chart:style-name="ch3"/>
        <chart:plot-area chart:style-name="ch4" table:cell-range-address="Sheet1.A4:Sheet1.B42" svg:x="0.481cm" svg:y="1.301cm" svg:width="20.241cm" svg:height="7.519cm">
          <chartooo:coordinate-region svg:x="2.235cm" svg:y="1.503cm" svg:width="18.295cm" svg:height="6.6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42" chart:class="chart:scatter">
            <chart:domain table:cell-range-address="Sheet1.A4:Sheet1.A42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42</svg:desc>
                </draw:g>
              </table:table-cell>
              <table:table-cell office:value-type="float" office:value="9.70155E-032">
                <text:p>9.70155E-032</text:p>
                <draw:g>
                  <svg:desc>Sheet1.B4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5754E-033">
                <text:p>5.95754E-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1881E-031">
                <text:p>1.61881E-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2173E-033">
                <text:p>8.2173E-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8637E-031">
                <text:p>5.68637E-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1057E-031">
                <text:p>4.71057E-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6222E-030">
                <text:p>2.26222E-0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6447E-030">
                <text:p>1.66447E-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1541E-030">
                <text:p>1.81541E-0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31153E-030">
                <text:p>2.31153E-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38069E-030">
                <text:p>5.38069E-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89002E-030">
                <text:p>2.89002E-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63118E-030">
                <text:p>2.63118E-0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16084E-029">
                <text:p>2.16084E-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9415E-029">
                <text:p>1.09415E-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6087E-029">
                <text:p>1.36087E-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8879E-029">
                <text:p>1.08879E-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44894E-030">
                <text:p>6.44894E-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42114E-030">
                <text:p>9.42114E-0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20958E-029">
                <text:p>4.20958E-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16025E-029">
                <text:p>1.16025E-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9138E-030">
                <text:p>2.69138E-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14515E-030">
                <text:p>7.14515E-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03059E-030">
                <text:p>4.03059E-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98781E-029">
                <text:p>2.98781E-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78818E-029">
                <text:p>3.78818E-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37297E-029">
                <text:p>7.37297E-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30925E-029">
                <text:p>2.30925E-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64155E-028">
                <text:p>1.64155E-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85464E-030">
                <text:p>1.85464E-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20947E-029">
                <text:p>2.20947E-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87239E-029">
                <text:p>1.87239E-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00771E-029">
                <text:p>7.00771E-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03171E-029">
                <text:p>3.03171E-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083E-029">
                <text:p>2.4083E-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05484E-029">
                <text:p>7.05484E-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8924E-029">
                <text:p>1.38924E-0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minimum="0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92cm" svg:height="9cm" xlink:href=".." xlink:type="simple" chart:class="chart:scatter" chart:style-name="ch1">
        <chart:title svg:x="11.158cm" svg:y="0.316cm" chart:style-name="ch2">
          <text:p>Uniform</text:p>
        </chart:title>
        <chart:legend chart:legend-position="end" svg:x="21.203cm" svg:y="4.198cm" style:legend-expansion="high" chart:style-name="ch3"/>
        <chart:plot-area chart:style-name="ch4" table:cell-range-address="Sheet1.A4:Sheet1.B42" svg:x="0.481cm" svg:y="1.301cm" svg:width="20.241cm" svg:height="7.519cm">
          <chartooo:coordinate-region svg:x="2.235cm" svg:y="1.503cm" svg:width="18.295cm" svg:height="6.6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42" chart:class="chart:scatter">
            <chart:domain table:cell-range-address="Sheet1.A4:Sheet1.A42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42</svg:desc>
                </draw:g>
              </table:table-cell>
              <table:table-cell office:value-type="float" office:value="9.70155E-032">
                <text:p>9.70155E-032</text:p>
                <draw:g>
                  <svg:desc>Sheet1.B4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5754E-033">
                <text:p>5.95754E-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1881E-031">
                <text:p>1.61881E-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2173E-033">
                <text:p>8.2173E-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8637E-031">
                <text:p>5.68637E-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1057E-031">
                <text:p>4.71057E-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6222E-030">
                <text:p>2.26222E-0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6447E-030">
                <text:p>1.66447E-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1541E-030">
                <text:p>1.81541E-0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31153E-030">
                <text:p>2.31153E-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38069E-030">
                <text:p>5.38069E-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89002E-030">
                <text:p>2.89002E-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63118E-030">
                <text:p>2.63118E-0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16084E-029">
                <text:p>2.16084E-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9415E-029">
                <text:p>1.09415E-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6087E-029">
                <text:p>1.36087E-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8879E-029">
                <text:p>1.08879E-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44894E-030">
                <text:p>6.44894E-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42114E-030">
                <text:p>9.42114E-0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20958E-029">
                <text:p>4.20958E-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16025E-029">
                <text:p>1.16025E-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9138E-030">
                <text:p>2.69138E-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14515E-030">
                <text:p>7.14515E-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03059E-030">
                <text:p>4.03059E-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98781E-029">
                <text:p>2.98781E-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78818E-029">
                <text:p>3.78818E-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37297E-029">
                <text:p>7.37297E-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30925E-029">
                <text:p>2.30925E-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64155E-028">
                <text:p>1.64155E-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85464E-030">
                <text:p>1.85464E-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20947E-029">
                <text:p>2.20947E-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87239E-029">
                <text:p>1.87239E-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00771E-029">
                <text:p>7.00771E-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03171E-029">
                <text:p>3.03171E-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083E-029">
                <text:p>2.4083E-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05484E-029">
                <text:p>7.05484E-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8924E-029">
                <text:p>1.38924E-0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